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utputpo4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pacity - Ah:</text:p>
          </table:table-cell>
          <table:table-cell office:value-type="string" calcext:value-type="string">
            <text:p>Discharge Current:</text:p>
          </table:table-cell>
          <table:table-cell office:value-type="string" calcext:value-type="string">
            <text:p>min Cost:</text:p>
          </table:table-cell>
          <table:table-cell office:value-type="string" calcext:value-type="string">
            <text:p>Kwh for Min cost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Cost KwH:</text:p>
          </table:table-cell>
        </table:table-row>
        <table:table-row table:style-name="ro1"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21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24.948770491803" calcext:value-type="currency">
            <text:p>£124.95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881.75" calcext:value-type="float">
            <text:p>1881.75</text:p>
          </table:table-cell>
          <table:table-cell office:value-type="float" office:value="14.592" calcext:value-type="float">
            <text:p>14.59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25.4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28.957648026316" calcext:value-type="currency">
            <text:p>£128.9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24.25" calcext:value-type="float">
            <text:p>1424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94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29.008152173913" calcext:value-type="currency">
            <text:p>£129.01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61.75" calcext:value-type="float">
            <text:p>1461.7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97.4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2.404891304348" calcext:value-type="currency">
            <text:p>£132.40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84.25" calcext:value-type="float">
            <text:p>178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18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2.756696428571" calcext:value-type="currency">
            <text:p>£132.7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949.25" calcext:value-type="float">
            <text:p>1949.25</text:p>
          </table:table-cell>
          <table:table-cell office:value-type="float" office:value="14.592" calcext:value-type="float">
            <text:p>14.59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2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3.583470394737" calcext:value-type="currency">
            <text:p>£133.58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1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3.872767857143" calcext:value-type="currency">
            <text:p>£133.87</text:p>
          </table:table-cell>
        </table:table-row>
        <table:table-row table:style-name="ro2"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1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3.872767857143" calcext:value-type="currency">
            <text:p>£133.87</text:p>
          </table:table-cell>
        </table:table-row>
        <table:table-row table:style-name="ro1"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1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3.872767857143" calcext:value-type="currency">
            <text:p>£133.87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" calcext:value-type="float">
            <text:p>14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1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3.872767857143" calcext:value-type="currency">
            <text:p>£133.87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99.25" calcext:value-type="float">
            <text:p>1499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9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5.801630434783" calcext:value-type="currency">
            <text:p>£135.80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" calcext:value-type="float">
            <text:p>200</text:p>
          </table:table-cell>
          <table:table-cell office:value-type="float" office:value="1967.2" calcext:value-type="float">
            <text:p>1967.2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3.2V</text:p>
          </table:table-cell>
          <table:table-cell office:value-type="string" calcext:value-type="string">
            <text:p>€122.95</text:p>
          </table:table-cell>
          <table:table-cell office:value-type="float" office:value="3.199555" calcext:value-type="float">
            <text:p>3.199555</text:p>
          </table:table-cell>
          <table:table-cell office:value-type="currency" office:currency="GBP" office:value="137.240067089687" calcext:value-type="currency">
            <text:p>£137.24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3" calcext:value-type="float">
            <text:p>173</text:p>
          </table:table-cell>
          <table:table-cell office:value-type="float" office:value="1154.25" calcext:value-type="float">
            <text:p>1154.25</text:p>
          </table:table-cell>
          <table:table-cell office:value-type="float" office:value="8.304" calcext:value-type="float">
            <text:p>8.3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76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8.999277456647" calcext:value-type="currency">
            <text:p>£139.00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" calcext:value-type="float">
            <text:p>125</text:p>
          </table:table-cell>
          <table:table-cell office:value-type="float" office:value="839.25" calcext:value-type="float">
            <text:p>839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55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39.875" calcext:value-type="currency">
            <text:p>£139.88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0" calcext:value-type="float">
            <text:p>130</text:p>
          </table:table-cell>
          <table:table-cell office:value-type="float" office:value="876.75" calcext:value-type="float">
            <text:p>876.7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58.4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0.504807692308" calcext:value-type="currency">
            <text:p>£140.50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934.25" calcext:value-type="float">
            <text:p>193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28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3.917410714286" calcext:value-type="currency">
            <text:p>£143.92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7" calcext:value-type="float">
            <text:p>187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8.976" calcext:value-type="float">
            <text:p>8.97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86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5.304144385027" calcext:value-type="currency">
            <text:p>£145.30</text:p>
          </table:table-cell>
        </table:table-row>
        <table:table-row table:style-name="ro1"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float" office:value="87000" calcext:value-type="float">
            <text:p>87000</text:p>
          </table:table-cell>
          <table:table-cell office:value-type="float" office:value="120" calcext:value-type="float">
            <text:p>120</text:p>
          </table:table-cell>
          <table:table-cell office:value-type="float" office:value="614.25" calcext:value-type="float">
            <text:p>614.25</text:p>
          </table:table-cell>
          <table:table-cell office:value-type="float" office:value="4.176" calcext:value-type="float">
            <text:p>4.17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40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7.090517241379" calcext:value-type="currency">
            <text:p>£147.09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749.25" calcext:value-type="float">
            <text:p>749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49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8.660714285714" calcext:value-type="currency">
            <text:p>£148.66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float" office:value="228000" calcext:value-type="float">
            <text:p>228000</text:p>
          </table:table-cell>
          <table:table-cell office:value-type="float" office:value="207" calcext:value-type="float">
            <text:p>207</text:p>
          </table:table-cell>
          <table:table-cell office:value-type="float" office:value="1743.2" calcext:value-type="float">
            <text:p>1743.2</text:p>
          </table:table-cell>
          <table:table-cell office:value-type="float" office:value="10.944" calcext:value-type="float">
            <text:p>10.944</text:p>
          </table:table-cell>
          <table:table-cell office:value-type="string" calcext:value-type="string">
            <text:p>3.2V</text:p>
          </table:table-cell>
          <table:table-cell office:value-type="string" calcext:value-type="string">
            <text:p>€108.95</text:p>
          </table:table-cell>
          <table:table-cell office:value-type="float" office:value="3.199555" calcext:value-type="float">
            <text:p>3.199555</text:p>
          </table:table-cell>
          <table:table-cell office:value-type="currency" office:currency="GBP" office:value="149.349167991481" calcext:value-type="currency">
            <text:p>£149.35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2" calcext:value-type="float">
            <text:p>302</text:p>
          </table:table-cell>
          <table:table-cell office:value-type="float" office:value="2174.25" calcext:value-type="float">
            <text:p>2174.25</text:p>
          </table:table-cell>
          <table:table-cell office:value-type="float" office:value="14.496" calcext:value-type="float">
            <text:p>14.49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44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49.989652317881" calcext:value-type="currency">
            <text:p>£149.99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float" office:value="88000" calcext:value-type="float">
            <text:p>88000</text:p>
          </table:table-cell>
          <table:table-cell office:value-type="float" office:value="88" calcext:value-type="float">
            <text:p>88</text:p>
          </table:table-cell>
          <table:table-cell office:value-type="float" office:value="689.25" calcext:value-type="float">
            <text:p>689.25</text:p>
          </table:table-cell>
          <table:table-cell office:value-type="float" office:value="4.224" calcext:value-type="float">
            <text:p>4.22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45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63.174715909091" calcext:value-type="currency">
            <text:p>£163.17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824.25" calcext:value-type="float">
            <text:p>824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54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63.541666666667" calcext:value-type="currency">
            <text:p>£163.54</text:p>
          </table:table-cell>
        </table:table-row>
        <table:table-row table:style-name="ro1"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float" office:value="15000" calcext:value-type="float">
            <text:p>15000</text:p>
          </table:table-cell>
          <table:table-cell office:value-type="float" office:value="140" calcext:value-type="float">
            <text:p>140</text:p>
          </table:table-cell>
          <table:table-cell office:value-type="float" office:value="126.75" calcext:value-type="float">
            <text:p>126.7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8.4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76.041666666667" calcext:value-type="currency">
            <text:p>£176.04</text:p>
          </table:table-cell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5" calcext:value-type="float">
            <text:p>375</text:p>
          </table:table-cell>
          <table:table-cell office:value-type="float" office:value="1079.25" calcext:value-type="float">
            <text:p>1079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71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179.875" calcext:value-type="currency">
            <text:p>£179.88</text:p>
          </table:table-cell>
        </table:table-row>
        <table:table-row table:style-name="ro1"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608" calcext:value-type="float">
            <text:p>0.1608</text:p>
          </table:table-cell>
          <table:table-cell office:value-type="float" office:value="26650" calcext:value-type="float">
            <text:p>26650</text:p>
          </table:table-cell>
          <table:table-cell office:value-type="string" calcext:value-type="string">
            <text:p>€2.25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209.888059701493" calcext:value-type="currency">
            <text:p>£209.89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509.25" calcext:value-type="float">
            <text:p>509.2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33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212.1875" calcext:value-type="currency">
            <text:p>£212.19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float" office:value="20000" calcext:value-type="float">
            <text:p>20000</text:p>
          </table:table-cell>
          <table:table-cell office:value-type="float" office:value="140" calcext:value-type="float">
            <text:p>14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13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217.96875" calcext:value-type="currency">
            <text:p>£217.97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569.85" calcext:value-type="float">
            <text:p>569.8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37.99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237.4375" calcext:value-type="currency">
            <text:p>£237.44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374.85" calcext:value-type="float">
            <text:p>374.85</text:p>
          </table:table-cell>
          <table:table-cell office:value-type="float" office:value="1.536" calcext:value-type="float">
            <text:p>1.53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24.99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244.04296875" calcext:value-type="currency">
            <text:p>£244.04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3750" calcext:value-type="float">
            <text:p>3750</text:p>
          </table:table-cell>
          <table:table-cell office:value-type="float" office:value="11.4" calcext:value-type="float">
            <text:p>11.4</text:p>
          </table:table-cell>
          <table:table-cell office:value-type="float" office:value="44.85" calcext:value-type="float">
            <text:p>44.8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2.99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249.166666666667" calcext:value-type="currency">
            <text:p>£249.17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float" office:value="47.25" calcext:value-type="float">
            <text:p>47.25</text:p>
          </table:table-cell>
          <table:table-cell office:value-type="float" office:value="0.1896" calcext:value-type="float">
            <text:p>0.1896</text:p>
          </table:table-cell>
          <table:table-cell office:value-type="float" office:value="26650" calcext:value-type="float">
            <text:p>26650</text:p>
          </table:table-cell>
          <table:table-cell office:value-type="string" calcext:value-type="string">
            <text:p>€3.15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249.208860759494" calcext:value-type="currency">
            <text:p>£249.21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22.35" calcext:value-type="float">
            <text:p>22.35</text:p>
          </table:table-cell>
          <table:table-cell office:value-type="float" office:value="0.072" calcext:value-type="float">
            <text:p>0.072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€1.49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310.416666666667" calcext:value-type="currency">
            <text:p>£310.42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25.35" calcext:value-type="float">
            <text:p>25.35</text:p>
          </table:table-cell>
          <table:table-cell office:value-type="float" office:value="0.081599999999999" calcext:value-type="float">
            <text:p>0.081599999999999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€1.69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310.661764705882" calcext:value-type="currency">
            <text:p>£310.6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float" office:value="22000" calcext:value-type="float">
            <text:p>22000</text:p>
          </table:table-cell>
          <table:table-cell office:value-type="float" office:value="66" calcext:value-type="float">
            <text:p>66</text:p>
          </table:table-cell>
          <table:table-cell office:value-type="float" office:value="329.25" calcext:value-type="float">
            <text:p>329.25</text:p>
          </table:table-cell>
          <table:table-cell office:value-type="float" office:value="1.056" calcext:value-type="float">
            <text:p>1.05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21.9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311.789772727273" calcext:value-type="currency">
            <text:p>£311.79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table:number-columns-repeated="2" office:value-type="float" office:value="3550" calcext:value-type="float">
            <text:p>3550</text:p>
          </table:table-cell>
          <table:table-cell office:value-type="float" office:value="56.85" calcext:value-type="float">
            <text:p>56.85</text:p>
          </table:table-cell>
          <table:table-cell office:value-type="float" office:value="0.170399999999999" calcext:value-type="float">
            <text:p>0.170399999999999</text:p>
          </table:table-cell>
          <table:table-cell office:value-type="float" office:value="26650" calcext:value-type="float">
            <text:p>26650</text:p>
          </table:table-cell>
          <table:table-cell office:value-type="string" calcext:value-type="string">
            <text:p>€3.79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333.62676056338" calcext:value-type="currency">
            <text:p>£333.63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392" calcext:value-type="float">
            <text:p>0.1392</text:p>
          </table:table-cell>
          <table:table-cell office:value-type="float" office:value="26650" calcext:value-type="float">
            <text:p>26650</text:p>
          </table:table-cell>
          <table:table-cell office:value-type="string" calcext:value-type="string">
            <text:p>€3.95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425.646551724138" calcext:value-type="currency">
            <text:p>£425.65</text:p>
          </table:table-cell>
        </table:table-row>
        <table:table-row table:style-name="ro1"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float" office:value="40000" calcext:value-type="float">
            <text:p>40000</text:p>
          </table:table-cell>
          <table:table-cell office:value-type="float" office:value="210" calcext:value-type="float">
            <text:p>210</text:p>
          </table:table-cell>
          <table:table-cell office:value-type="float" office:value="1153.95" calcext:value-type="float">
            <text:p>1153.95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LTO</text:p>
          </table:table-cell>
          <table:table-cell office:value-type="string" calcext:value-type="string">
            <text:p>€54.95</text:p>
          </table:table-cell>
          <table:table-cell office:value-type="string" calcext:value-type="string">
            <text:p>2.3V</text:p>
          </table:table-cell>
          <table:table-cell office:value-type="currency" office:currency="GBP" office:value="597.282608695652" calcext:value-type="currency">
            <text:p>£597.28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1050" calcext:value-type="float">
            <text:p>1050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0.0504" calcext:value-type="float">
            <text:p>0.05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€2.25</text:p>
          </table:table-cell>
          <table:table-cell office:value-type="string" calcext:value-type="string">
            <text:p>3.2V</text:p>
          </table:table-cell>
          <table:table-cell office:value-type="currency" office:currency="GBP" office:value="669.642857142857" calcext:value-type="currency">
            <text:p>£669.64</text:p>
          </table:table-cell>
        </table:table-row>
        <table:table-row table:style-name="ro1"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2" calcext:value-type="float">
            <text:p>0.12</text:p>
          </table:table-cell>
          <table:table-cell office:value-type="float" office:value="26650" calcext:value-type="float">
            <text:p>26650</text:p>
          </table:table-cell>
          <table:table-cell office:value-type="string" calcext:value-type="string">
            <text:p>€8.95</text:p>
          </table:table-cell>
          <table:table-cell office:value-type="string" calcext:value-type="string">
            <text:p> 3.2V</text:p>
          </table:table-cell>
          <table:table-cell office:value-type="currency" office:currency="GBP" office:value="1118.75" calcext:value-type="currency">
            <text:p>£1,118.75</text:p>
          </table:table-cell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outputpo4csvfile.A1:outputpo4csvfile.J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1T12:32:36.265000000</dc:date>
    <meta:editing-duration>PT1M44S</meta:editing-duration>
    <meta:editing-cycles>1</meta:editing-cycles>
    <meta:document-statistic meta:table-count="1" meta:cell-count="410" meta:object-count="0"/>
    <meta:generator>LibreOffice/7.6.2.1$Windows_X86_64 LibreOffice_project/56f7684011345957bbf33a7ee678afaf4d2ba333</meta:generator>
  </office:meta>
</office:document-meta>
</file>